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fo:font-size="11pt" officeooo:rsid="00146981" officeooo:paragraph-rsid="00146981" style:font-size-asian="11pt" style:font-size-complex="11pt"/>
    </style:style>
    <style:style style:name="P2" style:family="paragraph" style:parent-style-name="Standard">
      <style:text-properties fo:color="#000000" style:font-name="Liberation Serif" fo:font-size="11pt" fo:font-weight="bold" officeooo:rsid="00146981" officeooo:paragraph-rsid="00146981" style:font-size-asian="11pt" style:font-weight-asian="bold" style:font-size-complex="11pt" style:font-weight-complex="bold"/>
    </style:style>
    <style:style style:name="P3" style:family="paragraph" style:parent-style-name="Standard">
      <style:text-properties fo:color="#000000" style:font-name="Liberation Serif" fo:font-size="11pt" fo:font-weight="bold" officeooo:rsid="00151e86" officeooo:paragraph-rsid="00151e86" style:font-size-asian="11pt" style:font-weight-asian="bold" style:font-size-complex="11pt" style:font-weight-complex="bold"/>
    </style:style>
    <style:style style:name="P4" style:family="paragraph" style:parent-style-name="Standard">
      <style:text-properties fo:color="#000000" style:font-name="Liberation Serif" fo:font-size="11pt" fo:font-weight="bold" officeooo:rsid="0016c3f9" officeooo:paragraph-rsid="0016c3f9" style:font-size-asian="11pt" style:font-weight-asian="bold" style:font-size-complex="11pt" style:font-weight-complex="bold"/>
    </style:style>
    <style:style style:name="P5" style:family="paragraph" style:parent-style-name="Standard">
      <style:text-properties fo:color="#000000" style:font-name="Liberation Serif" fo:font-size="11pt" fo:font-weight="normal" officeooo:rsid="00146981" officeooo:paragraph-rsid="00146981" style:font-size-asian="11pt" style:font-weight-asian="normal" style:font-size-complex="11pt" style:font-weight-complex="normal"/>
    </style:style>
    <style:style style:name="P6" style:family="paragraph" style:parent-style-name="Standard">
      <style:text-properties fo:color="#000000" style:font-name="Liberation Serif" fo:font-size="11pt" fo:font-weight="normal" officeooo:rsid="00151e86" officeooo:paragraph-rsid="00151e86" style:font-size-asian="11pt" style:font-weight-asian="normal" style:font-size-complex="11pt" style:font-weight-complex="normal"/>
    </style:style>
    <style:style style:name="P7" style:family="paragraph" style:parent-style-name="Standard">
      <style:text-properties fo:color="#000000" style:font-name="Liberation Serif" fo:font-size="11pt" fo:font-weight="normal" officeooo:rsid="0015318c" officeooo:paragraph-rsid="0015318c" style:font-size-asian="11pt" style:font-weight-asian="normal" style:font-size-complex="11pt" style:font-weight-complex="normal"/>
    </style:style>
    <style:style style:name="P8" style:family="paragraph" style:parent-style-name="Standard">
      <style:text-properties fo:color="#000000" style:font-name="Liberation Serif" fo:font-size="11pt" fo:font-weight="normal" officeooo:rsid="0015318c" officeooo:paragraph-rsid="0016c3f9" style:font-size-asian="11pt" style:font-weight-asian="normal" style:font-size-complex="11pt" style:font-weight-complex="normal"/>
    </style:style>
    <style:style style:name="P9" style:family="paragraph" style:parent-style-name="Standard">
      <style:text-properties fo:color="#000000" style:font-name="Liberation Serif" fo:font-size="11pt" fo:font-weight="normal" officeooo:rsid="0016c3f9" officeooo:paragraph-rsid="0016c3f9" style:font-size-asian="11pt" style:font-weight-asian="normal" style:font-size-complex="11pt" style:font-weight-complex="normal"/>
    </style:style>
    <style:style style:name="P10" style:family="paragraph" style:parent-style-name="Standard">
      <style:text-properties fo:color="#000000" style:font-name="Liberation Serif" fo:font-size="11pt" fo:font-style="normal" fo:font-weight="normal" officeooo:rsid="0015318c" officeooo:paragraph-rsid="0015318c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text-properties fo:color="#000000" style:font-name="Liberation Serif" fo:font-size="11pt" fo:font-style="normal" fo:font-weight="bold" officeooo:rsid="0015318c" officeooo:paragraph-rsid="0015318c" style:font-size-asian="11pt" style:font-style-asian="normal" style:font-weight-asian="bold" style:font-size-complex="11pt" style:font-style-complex="normal" style:font-weight-complex="bold"/>
    </style:style>
    <style:style style:name="P12" style:family="paragraph" style:parent-style-name="Standard">
      <style:text-properties fo:color="#000000" style:font-name="Liberation Serif" fo:font-size="11pt" fo:font-weight="normal" officeooo:rsid="0015318c" officeooo:paragraph-rsid="0015318c" style:font-size-asian="11pt" style:font-weight-asian="normal" style:font-size-complex="11pt" style:font-weight-complex="normal"/>
    </style:style>
    <style:style style:name="P13" style:family="paragraph" style:parent-style-name="Standard">
      <style:text-properties fo:color="#000000" style:font-name="Liberation Serif" fo:font-size="11pt" fo:font-weight="normal" officeooo:rsid="00151e86" officeooo:paragraph-rsid="00151e86" style:font-size-asian="11pt" style:font-weight-asian="normal" style:font-size-complex="11pt" style:font-weight-complex="normal"/>
    </style:style>
    <style:style style:name="P14" style:family="paragraph" style:parent-style-name="Standard">
      <style:text-properties fo:color="#000000" style:font-name="Liberation Serif" fo:font-size="11pt" fo:font-weight="normal" officeooo:rsid="00151e86" officeooo:paragraph-rsid="00187c91" style:font-size-asian="11pt" style:font-weight-asian="normal" style:font-size-complex="11pt" style:font-weight-complex="normal"/>
    </style:style>
    <style:style style:name="P15" style:family="paragraph" style:parent-style-name="Standard">
      <style:text-properties fo:color="#000000" style:font-name="Liberation Serif" fo:font-size="11pt" fo:font-weight="normal" officeooo:rsid="00187c91" officeooo:paragraph-rsid="00187c91" style:font-size-asian="11pt" style:font-weight-asian="normal" style:font-size-complex="11pt" style:font-weight-complex="normal"/>
    </style:style>
    <style:style style:name="P16" style:family="paragraph" style:parent-style-name="Standard">
      <style:text-properties fo:color="#000000" style:font-name="Liberation Serif" fo:font-size="11pt" fo:font-weight="bold" officeooo:rsid="00187c91" officeooo:paragraph-rsid="00187c91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c3f9" style:font-weight-asian="bold" style:font-weight-complex="bold"/>
    </style:style>
    <style:style style:name="T3" style:family="text">
      <style:text-properties fo:color="#15846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lterando um valor:</text:span><text:line-break/><text:line-break/>db.inventory.updateOne(</text:p>
      <text:p text:style-name="P1"><text:s text:c="2"/>{ item: "paper" },</text:p>
      <text:p text:style-name="P1"><text:s text:c="2"/>{ $set: { "size.uom": "cm", status: "P" } }</text:p>
      <text:p text:style-name="P1">);</text:p>
      <text:p text:style-name="P1"/>
      <text:p text:style-name="P1">O primeiro deles é o filtro. Nesse caso, um filtro simples de igualdade, mas outros operadores podem ser utilizados aqui; </text:p>
      <text:p text:style-name="P1"/>
      <text:p text:style-name="P1">O segundo é a operação de update em si. Nesse caso, foi utilizado o operador de atualização $set para alterar o valor do campo size.uom para cm e o valor do campo status para P .</text:p>
      <text:p text:style-name="P1"/>
      <text:p text:style-name="P2">Alterando vários valores:</text:p>
      <text:p text:style-name="P1"/>
      <text:p text:style-name="P5">db.inventory.updateMany(</text:p>
      <text:p text:style-name="P5"><text:s text:c="2"/>{ "qty": { $lt: 50 } },</text:p>
      <text:p text:style-name="P5"><text:s text:c="2"/>{ $set: { "size.uom": "in", status: "P" } }</text:p>
      <text:p text:style-name="P5">);</text:p>
      <text:p text:style-name="P5"/>
      <text:p text:style-name="P5">A operação acima utiliza o operador $set para alterar o valor do campo size.uom para in e o valor do campo status para P . Ou seja, se você tiver 10 documentos na coleção inventory em que o valor do campo qty seja menor do que 50 (esse valor foi passado como parâmetro do filtro e utilizou o operador $lt ), todos esses documentos serão alterados em uma única operação.</text:p>
      <text:p text:style-name="P5"/>
      <text:p text:style-name="P3">Operador $set:</text:p>
      <text:p text:style-name="P6"/>
      <text:p text:style-name="P6">db.products.update(</text:p>
      <text:p text:style-name="P6"><text:s text:c="2"/>{ _id: 100 }, <text:s/><text:span text:style-name="T3">selecionar o que será alterado</text:span></text:p>
      <text:p text:style-name="P6"><text:s text:c="2"/>{ $set: { <text:span text:style-name="T3">seta as modificações nos campos</text:span></text:p>
      <text:p text:style-name="P6"><text:s text:c="6"/>quantity: 500,</text:p>
      <text:p text:style-name="P6"><text:s text:c="6"/>details: { model: "14Q3", make: "xyz" },</text:p>
      <text:p text:style-name="P6"><text:s text:c="6"/>tags: [ "coats", "outerwear", "clothing" ]</text:p>
      <text:p text:style-name="P6"><text:s text:c="4"/>}</text:p>
      <text:p text:style-name="P6"><text:s text:c="2"/>}</text:p>
      <text:p text:style-name="P6">);</text:p>
      <text:p text:style-name="P6"/>
      <text:p text:style-name="P3"><text:span text:style-name="T1">Operador $</text:span>mul<text:span text:style-name="T1">:</text:span></text:p>
      <text:p text:style-name="P3"/>
      <text:p text:style-name="P6">db.products.update(</text:p>
      <text:p text:style-name="P6"><text:s text:c="2"/>{ _id: 1 }, <text:span text:style-name="T3">selecionar o que será atlerado</text:span></text:p>
      <text:p text:style-name="P6"><text:s text:c="2"/>{ $mul: { </text:p>
      <text:p text:style-name="P6"><text:s text:c="19"/>price: NumberDecimal("1.25"), </text:p>
      <text:p text:style-name="P6"><text:s text:c="19"/>qty: 2 } } <text:span text:style-name="T3">campos que serão multiplicados</text:span></text:p>
      <text:p text:style-name="P6">);</text:p>
      <text:p text:style-name="P6"/>
      <text:p text:style-name="P3">Operador $inc:</text:p>
      <text:p text:style-name="P6"/>
      <text:p text:style-name="P6">Na operação de update a seguir, o operador $inc é utilizado para decrementar o valor do campo qty em 2 (incrementa em -2 ) e incrementar o valor do campo metrics.orders em 1.</text:p>
      <text:p text:style-name="P6"/>
      <text:p text:style-name="P6">db.increment.update(</text:p>
      <text:p text:style-name="P6"><text:s text:c="2"/>{ sku: "abc123" },</text:p>
      <text:p text:style-name="P6"><text:s text:c="2"/>{ $inc: { quantity: -2, "metrics.orders": 1 } }</text:p>
      <text:p text:style-name="P6">);</text:p>
      <text:p text:style-name="P6"/>
      <text:p text:style-name="P6"/>
      <text:p text:style-name="P16"><text:soft-page-break/>Operador $Rename:</text:p>
      <text:p text:style-name="P16"/>
      <text:p text:style-name="P15">db.fruits.updateOne(</text:p>
      <text:p text:style-name="P15"><text:s text:c="2"/>{ name: "Banana" },</text:p>
      <text:p text:style-name="P15"><text:s text:c="2"/>{ $rename: {</text:p>
      <text:p text:style-name="P15"><text:s text:c="6"/>"name": "productName"</text:p>
      <text:p text:style-name="P15"><text:s text:c="4"/>}</text:p>
      <text:p text:style-name="P15"><text:s text:c="2"/>}</text:p>
      <text:p text:style-name="P15">);</text:p>
      <text:p text:style-name="P14"/>
      <text:p text:style-name="P11">Operador $Min e $ Max:</text:p>
      <text:p text:style-name="P10"/>
      <text:p text:style-name="P7">Exemplo Tabela:<text:line-break/><text:line-break/>[</text:p>
      <text:p text:style-name="P7"><text:s text:c="2"/>{ _id: 1, campo: 25 },</text:p>
      <text:p text:style-name="P7"><text:s text:c="2"/>{ _id: 2, campo: 50 },</text:p>
      <text:p text:style-name="P7"><text:s text:c="2"/>{ _id: 3, campo: 100 }</text:p>
      <text:p text:style-name="P7">]</text:p>
      <text:p text:style-name="P7"/>
      <text:p text:style-name="P7">Utilizando o min:<text:line-break/></text:p>
      <text:p text:style-name="P7">db.collection.updateMany({}, { $max: { campo: 75 } });</text:p>
      <text:p text:style-name="P7"/>
      <text:p text:style-name="P7">Resultado:</text:p>
      <text:p text:style-name="P7"/>
      <text:p text:style-name="P7">[</text:p>
      <text:p text:style-name="P7"><text:s text:c="2"/>{ _id: 1, campo: 75 }, // valor anterior: 25</text:p>
      <text:p text:style-name="P7"><text:s text:c="2"/>{ _id: 2, campo: 75 }, // valor anterior: 50</text:p>
      <text:p text:style-name="P7"><text:s text:c="2"/>{ _id: 3, campo: 100 }, // não encontrou no escopo</text:p>
      <text:p text:style-name="P7">]</text:p>
      <text:p text:style-name="P7"/>
      <text:p text:style-name="P7">Tudo que tiver no máximo o valor 75, será atualizado para 75. Se fosse utilizando min ficaria assim:</text:p>
      <text:p text:style-name="P7"/>
      <text:p text:style-name="P7">[</text:p>
      <text:p text:style-name="P7"><text:s text:c="2"/>{ _id: 1, campo: 25 }, // não encontrou no escopo</text:p>
      <text:p text:style-name="P7"><text:s text:c="2"/>{ _id: 2, campo: 50 }, // não encontrou no escopo</text:p>
      <text:p text:style-name="P7"><text:s text:c="2"/>{ _id: 3, campo: 75 }, // valor anterior: 100</text:p>
      <text:p text:style-name="P7">]</text:p>
      <text:p text:style-name="P7"/>
      <text:p text:style-name="P9">Com datas:<text:line-break/><text:line-break/>db.tags.update(</text:p>
      <text:p text:style-name="P9"><text:s text:c="2"/>{ _id: 1 },</text:p>
      <text:p text:style-name="P9"><text:s text:c="2"/>{</text:p>
      <text:p text:style-name="P9"><text:tab/>min: { dateEntered: new Date("2019-09-25") },</text:p>
      <text:p text:style-name="P9"><text:tab/>max: { dateExpired: new Date("2019-10-02") }</text:p>
      <text:p text:style-name="P9"><text:s text:c="2"/>}</text:p>
      <text:p text:style-name="P9">);</text:p>
      <text:p text:style-name="P8"><text:line-break/></text:p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line-break/><text:span text:style-name="T2">Operador $currentDate</text:span></text:p>
      <text:p text:style-name="P7"/>
      <text:p text:style-name="P9">Tabela:</text:p>
      <text:p text:style-name="P9"/>
      <text:p text:style-name="P7">use conteudo_trybe;</text:p>
      <text:p text:style-name="P7">db.customers.insertOne(</text:p>
      <text:p text:style-name="P7"><text:s text:c="2"/>{ _id: 1, status: "a", lastModified: ISODate("2013-10-02T01:11:18.965Z") }</text:p>
      <text:p text:style-name="P7">);</text:p>
      <text:p text:style-name="P7"/>
      <text:p text:style-name="P9">Comando:</text:p>
      <text:p text:style-name="P9">{</text:p>
      <text:p text:style-name="P9"><text:s text:c="2"/>"_id": 1,</text:p>
      <text:p text:style-name="P9"><text:s text:c="2"/>"status": "D",</text:p>
      <text:p text:style-name="P9"><text:s text:c="2"/>"lastModified": ISODate("2020-01-22T21:21:41.052Z"),</text:p>
      <text:p text:style-name="P9"><text:s text:c="2"/>"cancellation": {</text:p>
      <text:p text:style-name="P9"><text:s text:c="4"/>"date": Timestamp(1579728101, 1),</text:p>
      <text:p text:style-name="P9"><text:s text:c="4"/>"reason": "user request"</text:p>
      <text:p text:style-name="P9"><text:s text:c="2"/>}</text:p>
      <text:p text:style-name="P9">}</text:p>
      <text:p text:style-name="P9"/>
      <text:p text:style-name="P9">Resultado:</text:p>
      <text:p text:style-name="P9"/>
      <text:p text:style-name="P9">{</text:p>
      <text:p text:style-name="P9"><text:s text:c="2"/>"_id": 1,</text:p>
      <text:p text:style-name="P9"><text:s text:c="2"/>"status": "D",</text:p>
      <text:p text:style-name="P9"><text:s text:c="2"/>"lastModified": ISODate("2020-01-22T21:21:41.052Z"),</text:p>
      <text:p text:style-name="P9"><text:s text:c="2"/>"cancellation": {</text:p>
      <text:p text:style-name="P9"><text:s text:c="4"/>"date": Timestamp(1579728101, 1),</text:p>
      <text:p text:style-name="P9"><text:s text:c="4"/>"reason": "user request"</text:p>
      <text:p text:style-name="P9"><text:s text:c="2"/>}</text:p>
      <text:p text:style-name="P9">}</text:p>
      <text:p text:style-name="P9"/>
      <text:p text:style-name="P4">Operador $rename (renomeira um campo)</text:p>
      <text:p text:style-name="P4"/>
      <text:p text:style-name="P9">db.fruits.updateOne(</text:p>
      <text:p text:style-name="P9"><text:s text:c="2"/>{ name: "Banana" },</text:p>
      <text:p text:style-name="P9"><text:s text:c="2"/>{ $rename: {</text:p>
      <text:p text:style-name="P9"><text:s text:c="6"/>"name": "productName"</text:p>
      <text:p text:style-name="P9"><text:s text:c="4"/>}</text:p>
      <text:p text:style-name="P9"><text:s text:c="2"/>}</text:p>
      <text:p text:style-name="P9">);</text:p>
      <text:p text:style-name="P9"/>
      <text:p text:style-name="P9">O campo name será chamado de productName.</text:p>
      <text:p text:style-name="P9"/>
      <text:p text:style-name="P9"><text:line-break/><text:span text:style-name="T1">Operador $unset</text:span></text:p>
      <text:p text:style-name="P7"/>
      <text:p text:style-name="P7"><text:soft-page-break/>db.fruits.updateMany(</text:p>
      <text:p text:style-name="P7"><text:s text:c="2"/>{ productName: "Banana" },</text:p>
      <text:p text:style-name="P7"><text:s text:c="2"/>{ $unset: { quantity: "" } }</text:p>
      <text:p text:style-name="P7">);</text:p>
      <text:p text:style-name="P7"/>
      <text:p text:style-name="P9">O campo quantity será removido do produto Banana.</text:p>
      <text:p text:style-name="P9"/>
      <text:p text:style-name="P9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2T18:10:16.261650064</meta:creation-date>
    <meta:editing-duration>PT27M42S</meta:editing-duration>
    <meta:editing-cycles>2</meta:editing-cycles>
    <meta:generator>LibreOffice/6.4.6.2$Linux_X86_64 LibreOffice_project/40$Build-2</meta:generator>
    <dc:date>2021-03-12T19:08:17.287167841</dc:date>
    <meta:document-statistic meta:table-count="0" meta:image-count="0" meta:object-count="0" meta:page-count="4" meta:paragraph-count="112" meta:word-count="539" meta:character-count="3291" meta:non-whitespace-character-count="2670"/>
  </office:meta>
</office:document-meta>
</file>